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Book Antiqua’', Palatin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5c501"/>
    </style:style>
    <style:style style:name="P41" style:family="paragraph" style:parent-style-name="Standard">
      <style:text-properties officeooo:rsid="0035c501" officeooo:paragraph-rsid="00370d95"/>
    </style:style>
    <style:style style:name="P42" style:family="paragraph" style:parent-style-name="Standard">
      <style:text-properties officeooo:rsid="00370d95" officeooo:paragraph-rsid="00370d95"/>
    </style:style>
    <style:style style:name="P43" style:family="paragraph" style:parent-style-name="Standard">
      <style:text-properties officeooo:rsid="0038be83" officeooo:paragraph-rsid="0038be83"/>
    </style:style>
    <style:style style:name="P44" style:family="paragraph" style:parent-style-name="Standard">
      <style:text-properties officeooo:rsid="003b1200" officeooo:paragraph-rsid="003b1200"/>
    </style:style>
    <style:style style:name="P45" style:family="paragraph" style:parent-style-name="Standard">
      <style:text-properties officeooo:rsid="003b1200" officeooo:paragraph-rsid="003b9479"/>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1">“<text:span text:style-name="T33">I did. Under Vicelin Leuthard.</text:span>”</text:p>
      <text:p text:style-name="P41"/>
      <text:p text:style-name="P42">Tzuras scratched his chin, where a distinct lack of beard lay. “With the old man himself? Its a wonder we never ran into one another.”</text:p>
      <text:p text:style-name="P42"/>
      <text:p text:style-name="P42">“You studied under Vicelin as well?” Quentin asked, struggling to contain his shock. “I-I thought I knew all of his students.”</text:p>
      <text:p text:style-name="P42"/>
      <text:p text:style-name="P42">Tzuras shot Quentin a wry smile. “I wouldn't call it studying under him. It was more of a correspondence. I was never good with either sitting in lecture nor giving one.”</text:p>
      <text:p text:style-name="P42"/>
      <text:p text:style-name="P42">“Well, you know, you have to be quite accomplished to be able to lecture at the University. I never found the time, but I'm sure I could teach something...”</text:p>
      <text:p text:style-name="P42"/>
      <text:p text:style-name="P42">“Sir, I have been annoying the University for decades.”</text:p>
      <text:p text:style-name="P42"/>
      <text:p text:style-name="P42">Quentin pulled back, <text:span text:style-name="T36">or at least he wound have if he hadn't been lying on the ground.</text:span> “Annoying?” Dismay crossed his face. </text:p>
      <text:p text:style-name="P42"/>
      <text:p text:style-name="P42">“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2"/>
      <text:p text:style-name="P42"><text:s/>“… Thats quite an interesting arrangement.”</text:p>
      <text:p text:style-name="P42">“But that brings me to why I am here. A power as you said. I've recently, in the last couple of years been attempting to understand more about spirits.”</text:p>
      <text:p text:style-name="P42"/>
      <text:p text:style-name="P42">“Uzerai?”</text:p>
      <text:p text:style-name="P42"/>
      <text:p text:style-name="P42">“Merely the tip of a much larger structure. Uzerai are the symptom. Spirits are the cause. <text:span text:style-name="T37">Or at least I think. Damn things are so elusive.</text:span>”</text:p>
      <text:p text:style-name="P42"/>
      <text:p text:style-name="P42">“And you think there is some sort of... spirit here?” Quentin asked. He could not quite keep the <text:span text:style-name="T34">skepticism from his voice. “Are there really such things?”</text:span></text:p>
      <text:p text:style-name="P42"/>
      <text:p text:style-name="P42">“<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3">Tzuras waved his hand at the fog which, while not as thick as it was before, still lay around them.</text:p>
      <text:p text:style-name="P43"/>
      <text:p text:style-name="P43">“Yes. It seems to defy… specifics.” Quentin wondered. “Then, our meeting was a coincidence?”</text:p>
      <text:p text:style-name="P43"/>
      <text:p text:style-name="P43">Tzuras shook his head and pointed at the two. “No. I do not believe in such things. <text:span text:style-name="T36">There's something familiar…” But he shook his head again and pointed to Thella. </text:span></text:p>
      <text:p text:style-name="P43"/>
      <text:p text:style-name="P43">“<text:span text:style-name="T36">The real reason is that she seems to have sat on one of my totems and broken it.</text:span>”</text:p>
      <text:p text:style-name="P43"/>
      <text:p text:style-name="P44">Thella let out a surprised yelp and jumped to her feet. She looked down at where she had been lying. </text:p>
      <text:p text:style-name="P44"/>
      <text:p text:style-name="P44">Sure enough, a two foot tall wooden icon lay crushed underneath her. </text:p>
      <text:p text:style-name="P44"/>
      <text:p text:style-name="P44">“Oh! I'm so sorry!” She said, holding out the pieces.</text:p>
      <text:p text:style-name="P44"/>
      <text:p text:style-name="P44">“Sir. I apologize on her behalf. I'm sure I can find some way to make this right.” Quentin said from the ground. <text:s/></text:p>
      <text:p text:style-name="P44"/>
      <text:p text:style-name="P45">“<text:span text:style-name="T38">Its fine. I'll make more as I look over Thella.</text:span>” </text:p>
      <text:p text:style-name="P45"/>
      <text:p text:style-name="P45"><text:span text:style-name="T38">The girl grimaced. “I would say that I'm fine, but I guess I didn't even feel that totem.”</text:span></text:p>
      <text:p text:style-name="P45"/>
      <text:p text:style-name="P45"><text:span text:style-name="T38">“Which raises the last interesting question… What in gods name are you two doing here?” </text:span></text:p>
      <text:p text:style-name="P43"/>
      <text:p text:style-name="P43"/>
      <text:p text:style-name="P43"/>
      <text:p text:style-name="P43"/>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Book Antiqua’', Palatin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14T00:29:13.954000000</dc:date>
    <meta:editing-duration>PT4H24M58S</meta:editing-duration>
    <meta:editing-cycles>43</meta:editing-cycles>
    <meta:generator>LibreOffice/5.0.5.2$Windows_X86_64 LibreOffice_project/55b006a02d247b5f7215fc6ea0fde844b30035b3</meta:generator>
    <meta:document-statistic meta:table-count="0" meta:image-count="0" meta:object-count="0" meta:page-count="14" meta:paragraph-count="219" meta:word-count="6560" meta:character-count="35831" meta:non-whitespace-character-count="29372"/>
  </office:meta>
</office:document-meta>
</file>